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307cm" table:align="left"/>
    </style:style>
    <style:style style:name="Table1.A" style:family="table-column">
      <style:table-column-properties style:column-width="11.3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144cm" table:align="left"/>
    </style:style>
    <style:style style:name="Table2.A" style:family="table-column">
      <style:table-column-properties style:column-width="8.14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385cm" table:align="left"/>
    </style:style>
    <style:style style:name="Table4.A" style:family="table-column">
      <style:table-column-properties style:column-width="3.38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157cm" table:align="left"/>
    </style:style>
    <style:style style:name="Table5.A" style:family="table-column">
      <style:table-column-properties style:column-width="3.15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094cm" table:align="left"/>
    </style:style>
    <style:style style:name="Table6.A" style:family="table-column">
      <style:table-column-properties style:column-width="4.09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864cm" table:align="left"/>
    </style:style>
    <style:style style:name="Table7.A" style:family="table-column">
      <style:table-column-properties style:column-width="0.86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194cm" table:align="left"/>
    </style:style>
    <style:style style:name="Table8.A" style:family="table-column">
      <style:table-column-properties style:column-width="3.19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7.094cm" table:align="left"/>
    </style:style>
    <style:style style:name="Table9.A" style:family="table-column">
      <style:table-column-properties style:column-width="7.09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373cm" table:align="left"/>
    </style:style>
    <style:style style:name="Table10.A" style:family="table-column">
      <style:table-column-properties style:column-width="4.37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496cm" table:align="left"/>
    </style:style>
    <style:style style:name="Table11.A" style:family="table-column">
      <style:table-column-properties style:column-width="1.49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613cm" table:align="left"/>
    </style:style>
    <style:style style:name="Table12.A" style:family="table-column">
      <style:table-column-properties style:column-width="5.61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4.373cm" table:align="left"/>
    </style:style>
    <style:style style:name="Table13.A" style:family="table-column">
      <style:table-column-properties style:column-width="4.37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39cm" table:align="left"/>
    </style:style>
    <style:style style:name="Table15.A" style:family="table-column">
      <style:table-column-properties style:column-width="3.3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7.572cm" table:align="left"/>
    </style:style>
    <style:style style:name="Table16.A" style:family="table-column">
      <style:table-column-properties style:column-width="7.57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9.195cm" table:align="left"/>
    </style:style>
    <style:style style:name="Table18.A" style:family="table-column">
      <style:table-column-properties style:column-width="9.19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535cm" table:align="left"/>
    </style:style>
    <style:style style:name="Table19.A" style:family="table-column">
      <style:table-column-properties style:column-width="1.53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566cm" table:align="left"/>
    </style:style>
    <style:style style:name="Table20.A" style:family="table-column">
      <style:table-column-properties style:column-width="1.566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161cm" table:align="left"/>
    </style:style>
    <style:style style:name="Table21.A" style:family="table-column">
      <style:table-column-properties style:column-width="5.16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685cm" table:align="left"/>
    </style:style>
    <style:style style:name="Table22.A" style:family="table-column">
      <style:table-column-properties style:column-width="1.685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616cm" table:align="left"/>
    </style:style>
    <style:style style:name="Table23.A" style:family="table-column">
      <style:table-column-properties style:column-width="1.61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5.2cm" table:align="left"/>
    </style:style>
    <style:style style:name="Table24.A" style:family="table-column">
      <style:table-column-properties style:column-width="5.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9.772cm" table:align="left"/>
    </style:style>
    <style:style style:name="Table25.A" style:family="table-column">
      <style:table-column-properties style:column-width="9.77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.732cm" table:align="left"/>
    </style:style>
    <style:style style:name="Table26.A" style:family="table-column">
      <style:table-column-properties style:column-width="1.73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5.729cm" table:align="left"/>
    </style:style>
    <style:style style:name="Table27.A" style:family="table-column">
      <style:table-column-properties style:column-width="5.72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38cm" table:align="left"/>
    </style:style>
    <style:style style:name="Table30.A" style:family="table-column">
      <style:table-column-properties style:column-width="4.3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083cm" table:align="left"/>
    </style:style>
    <style:style style:name="Table32.A" style:family="table-column">
      <style:table-column-properties style:column-width="4.08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4.847cm" table:align="left"/>
    </style:style>
    <style:style style:name="Table33.A" style:family="table-column">
      <style:table-column-properties style:column-width="4.847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.81cm" table:align="left"/>
    </style:style>
    <style:style style:name="Table34.A" style:family="table-column">
      <style:table-column-properties style:column-width="1.8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84cm" table:align="left"/>
    </style:style>
    <style:style style:name="Table35.A" style:family="table-column">
      <style:table-column-properties style:column-width="4.8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298cm" table:align="left"/>
    </style:style>
    <style:style style:name="Table36.A" style:family="table-column">
      <style:table-column-properties style:column-width="0.29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9f446" officeooo:paragraph-rsid="0009f44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f446" officeooo:paragraph-rsid="0009f446" style:font-weight-asian="bold" style:font-weight-complex="bold"/>
    </style:style>
    <style:style style:name="P3" style:family="paragraph" style:parent-style-name="Text_20_body">
      <style:text-properties officeooo:rsid="0009f446" officeooo:paragraph-rsid="0009f446"/>
    </style:style>
    <style:style style:name="P4" style:family="paragraph" style:parent-style-name="Text_20_body">
      <style:paragraph-properties fo:text-align="start" style:justify-single-word="false"/>
      <style:text-properties officeooo:rsid="0009f446" officeooo:paragraph-rsid="0009f446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9f446" officeooo:paragraph-rsid="0009f446" style:font-weight-asian="bold" style:font-weight-complex="bold"/>
    </style:style>
    <style:style style:name="P6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-4</text:p>
      <text:p text:style-name="P1"/>
      <text:p text:style-name="P1"/>
      <text:p text:style-name="P3">PYTHON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from http.server import HTTPServer, BaseHTTPRequestHandler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class web_server(BaseHTTPRequestHandler):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def do_GET(self):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if self.path == '/':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self.path = '/Web.html'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try: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#Reading the file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file_to_open = open(self.path[1:]).read(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self.send_response(200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except: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file_to_open = "File not found"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self.send_response(404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<text:bookmark text:name="LC14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self.end_headers(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self.wfile.write(bytes(file_to_open, 'utf-8')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httpd = HTTPServer(('localhost', 8080), web_server)</text:p>
          </table:table-cell>
        </table:table-row>
      </table:table>
      <text:p text:style-name="Text_20_body">httpd.serve_forever()</text:p>
      <text:p text:style-name="P1">HTML:</text:p>
      <text:p text:style-name="P1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10"/><text:bookmark text:name="LC19"/>&lt;html&gt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2"/><text:bookmark text:name="LC21"/>&lt;head&gt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32"/><text:bookmark text:name="LC31"/>&lt;title&gt;Python Course&lt;/title&gt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42"/><text:bookmark text:name="LC41"/>&lt;/head&gt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52"/><text:bookmark text:name="LC51"/>&lt;body&gt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62"/><text:bookmark text:name="LC61"/>&lt;h1&gt;Simple Web Page&lt;/h1&gt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72"/><text:bookmark text:name="LC71"/>&lt;p&gt;Congratulations! The HTTP Server is working!&lt;/p&gt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82"/><text:bookmark text:name="LC81"/>&lt;/body&gt;</text:p>
          </table:table-cell>
        </table:table-row>
      </table:table>
      <text:p text:style-name="Text_20_body">&lt;/html&gt;</text:p>
      <text:p text:style-name="P5">PROGRAM-2</text:p>
      <text:p text:style-name="P4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112"/><text:bookmark text:name="LC111"/>from collections import Counter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6"><text:bookmark text:name="LC24"/><text:bookmark text:name="LC23"/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"><text:bookmark text:name="LC34"/><text:bookmark text:name="LC33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44"/><text:bookmark text:name="LC43"/>def word_count(fname):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"><text:bookmark text:name="LC54"/><text:bookmark text:name="LC53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64"/><text:bookmark text:name="LC63"/>with open(fname) as f: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74"/><text:bookmark text:name="LC73"/>f1=Counter(f.read().split()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84"/><text:bookmark text:name="LC83"/>print (f1)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92"/><text:bookmark text:name="LC91"/>return f1.most_common(1)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6"><text:bookmark text:name="LC102"/><text:bookmark text:name="LC101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"><text:bookmark text:name="LC114"/><text:bookmark text:name="LC113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"><text:bookmark text:name="LC122"/><text:bookmark text:name="LC121"/></text:p>
          </table:table-cell>
        </table:table-row>
      </table:table>
      <text:p text:style-name="Text_20_body"><text:soft-page-break/>print("Number of words in the file :", word_count("Python.txt"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33:37.885714301</meta:creation-date>
    <dc:date>2019-10-01T11:35:41.583813498</dc:date>
    <meta:editing-duration>PT2M5S</meta:editing-duration>
    <meta:editing-cycles>1</meta:editing-cycles>
    <meta:document-statistic meta:table-count="38" meta:image-count="0" meta:object-count="0" meta:page-count="2" meta:paragraph-count="36" meta:word-count="84" meta:character-count="814" meta:non-whitespace-character-count="766"/>
    <meta:generator>LibreOffice/6.2.6.2$Linux_X86_64 LibreOffice_project/20$Build-2</meta:generator>
  </office:meta>
</office:document-meta>
</file>